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f2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02cd"/>
    </style:style>
    <style:style style:name="T3" style:family="text">
      <style:text-properties officeooo:rsid="0009227b"/>
    </style:style>
    <style:style style:name="T4" style:family="text">
      <style:text-properties officeooo:rsid="000b6b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OEL</text:span>: <text:s/><text:tab/>Configuratie servers en routers met IPv6</text:p>
      <text:p text:style-name="Standard"><text:span text:style-name="T1">NODIG</text:span>: <text:tab/>Vyos (NAT, Host Only) </text:p>
      <text:p text:style-name="P1"><text:s text:c="7"/><text:tab/><text:tab/>Linux client <text:span text:style-name="T3">(Ubuntu) (NAT, Host-Only)</text:span></text:p>
      <text:p text:style-name="Standard"><text:s text:c="7"/><text:tab/><text:tab/>sudo apt-get install tcpdump wireshark vlc nmap openssh-server smplayer</text:p>
      <text:p text:style-name="Standard"><text:s text:c="8"/><text:tab/><text:tab/><text:span text:style-name="T4">een film bv </text:span><text:a xlink:type="simple" xlink:href="http://download.opencontent.netflix.com.s3.amazonaws.com/CosmosLaundromat/CosmosLaundromat_2k24p_HDR_P3PQ.mp4" text:style-name="Internet_20_link" text:visited-style-name="Visited_20_Internet_20_Link"><text:span text:style-name="T4">http://download.opencontent.netflix.com.s3.amazonaws.com/CosmosLaundromat/CosmosLaundromat_2k24p_HDR_P3PQ.mp4</text:span></text:a></text:p>
      <text:p text:style-name="Standard"/>
      <text:p text:style-name="Standard"><text:span text:style-name="T1">REF</text:span>: <text:s text:c="2"/>man ssh, tcpdump, nmap</text:p>
      <text:p text:style-name="Standard"><text:s text:c="7"/><text:tab/>https://wiki.vyos.net/wiki/IPv6_Router_Advertisements</text:p>
      <text:p text:style-name="Standard"><text:s text:c="7"/><text:tab/>https://tools.ietf.org/html/rfc4861#section-4.2<text:line-break/><text:tab/>http://wiki.videolan.org/Documentation:Streaming_HowTo/Streaming_over_IPv6</text:p>
      <text:p text:style-name="Standard"/>
      <text:p text:style-name="Standard">1. Start als root tcpdump (sudo apt-get install tcpdump) op je loopback interface</text:p>
      <text:p text:style-name="Standard">Installeer een openssh server op Linux (apt-get install openssh-server)</text:p>
      <text:p text:style-name="Standard">a) Test de verbinding uit naar je ssh server op 127.0.0.1 (IPv4)</text:p>
      <text:p text:style-name="Standard">b) Maak een verbinding naar je ssh server op ::1 (zoek op met man ssh).</text:p>
      <text:p text:style-name="Standard">c) Verifieer met tcpdump of wireshark dat de communicatie over IPv6 loopt.</text:p>
      <text:p text:style-name="Standard"/>
      <text:p text:style-name="Standard">2. Pas je apache configuratie aan zodat deze ENKE<text:span text:style-name="T2">L </text:span>werkt met ipv6. <text:span text:style-name="T2">Werkt dit?</text:span></text:p>
      <text:p text:style-name="Standard">Hoe geraak je in je browser aan een ipv6 website?</text:p>
      <text:p text:style-name="Standard"/>
      <text:p text:style-name="Standard">3. Firewall regels</text:p>
      <text:p text:style-name="Standard">a) Bekijk je IPv6 adres in Linux met het commando ip</text:p>
      <text:p text:style-name="Standard"><text:s text:c="4"/>Zorg dat je enkel de v6 adressen krijgt</text:p>
      <text:p text:style-name="Standard">b) Geef linux met het commando ip, het adres 2001::1 </text:p>
      <text:p text:style-name="Standard"><text:s text:c="4"/>Geef je host op de juiste interface het adres 2001::2 </text:p>
      <text:p text:style-name="Standard">c) Ping vanuit linux naar je host IPv6 2001::2.</text:p>
      <text:p text:style-name="Standard">d) Bekijk de default IPv6 firewall regels in Ubuntu.</text:p>
      <text:p text:style-name="Standard">e) Voeg een regel toe met ip6tables om deze ping (en énkel deze ping) te verbieden.</text:p>
      <text:p text:style-name="Standard"/>
      <text:p text:style-name="Standard">4. Vyos </text:p>
      <text:p text:style-name="Standard">Stel Vyos in zodat deze via Router Advertisements IPv6 adressen uitdeelt. </text:p>
      <text:p text:style-name="Standard">Opgelet NIET als DHCPv6 server! Laat deze adressen uitdelen in het IPv6 subnet van student.kdg.be (2001:06A8:0540:0101::/64)</text:p>
      <text:p text:style-name="Standard">Geef de Host-Only netwerkkaart ook een adres in die range. </text:p>
      <text:p text:style-name="Standard">Zorg dat je alle parameters instelt bij de router-advert. </text:p>
      <text:p text:style-name="Standard">Stel de valid-lifetime in op 2592000 en de preferred-lifetime op 2073600</text:p>
      <text:p text:style-name="Standard"/>
      <text:p text:style-name="Standard">5. Voorzie een Linux client (NAT, Host-Only)</text:p>
      <text:p text:style-name="Standard"><text:s text:c="3"/>Zorg er via de commandline voor dat de Linux client een IPv6 adres krijgt van <text:span text:style-name="T3">de VyOS</text:span> Router.</text:p>
      <text:p text:style-name="Standard"><text:s text:c="3"/>Noteer de commando's die je nodig hebt:</text:p>
      <text:p text:style-name="Standard"><text:s text:c="3"/>Om een een ip versie 6 te bekijken:</text:p>
      <text:p text:style-name="Standard"/>
      <text:p text:style-name="Standard"><text:s text:c="3"/>Om via dhcpv6 (of Router Advertisements) een adres te bekomen:</text:p>
      <text:p text:style-name="Standard"/>
      <text:p text:style-name="Standard"><text:s text:c="3"/>Om de ip versie 6 route te bekijken:</text:p>
      <text:p text:style-name="Standard"/>
      <text:p text:style-name="Standard"><text:s text:c="3"/>Om een ip versie 6 ping uit te voeren:</text:p>
      <text:p text:style-name="Standard"/>
      <text:p text:style-name="Standard">6. Configureer VLC als streaming server</text:p>
      <text:p text:style-name="Standard">a) Laat vlc (sudo apt-get install vlc) een film over http streamen (IPv6)</text:p>
      <text:p text:style-name="Standard"><text:soft-page-break/>a) Gebruik nmap om na te kijken of de IPv6 poort open staat</text:p>
      <text:p text:style-name="Standard"><text:s text:c="3"/>(zoek op met man nmap)</text:p>
      <text:p text:style-name="Standard">b) Gebruik op dezelfde machine als client smplayer.</text:p>
      <text:p text:style-name="Standard"><text:s text:c="3"/>(sudo apt-get install smplayer)</text:p>
      <text:p text:style-name="Standard"><text:s text:c="3"/>Deze moet de IPv6 stream kunnen bekijken.</text:p>
      <text:p text:style-name="Standard">c) Gebruik tcpdump of wireshark om te verifiëren dat smplayer IPv6 gebruikt.</text:p>
      <text:p text:style-name="Standard"/>
      <text:p text:style-name="Standard">7. Multicast?</text:p>
      <text:p text:style-name="Standard"><text:s text:c="3"/>Kijk na of je ook vlc in IPv6 kan laten multicasten (bv via FF15::1)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9T09:23:46.188601659</meta:creation-date>
    <dc:date>2021-10-12T13:22:53.752101290</dc:date>
    <meta:editing-duration>PT52M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409" meta:character-count="2696" meta:non-whitespace-character-count="2238"/>
  </office:meta>
</office:document-meta>
</file>